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rsid="0002c598" officeooo:paragraph-rsid="0002c598" style:font-size-asian="12.25pt" style:font-size-complex="14pt"/>
    </style:style>
    <style:style style:name="P2" style:family="paragraph" style:parent-style-name="Standard">
      <style:text-properties fo:font-size="12pt" fo:font-weight="bold" officeooo:rsid="0002c598" officeooo:paragraph-rsid="0002c59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officeooo:rsid="0002c598" officeooo:paragraph-rsid="0002c598" style:font-size-asian="10.5pt" style:font-size-complex="12pt"/>
    </style:style>
    <style:style style:name="P4" style:family="paragraph" style:parent-style-name="Standard">
      <style:text-properties fo:font-size="12pt" fo:font-weight="bold" officeooo:rsid="0003583d" officeooo:paragraph-rsid="0003583d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text-properties fo:font-size="12pt" fo:font-weight="normal" officeooo:rsid="0003583d" officeooo:paragraph-rsid="0003583d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Integrador Desenvolvedor Mobile – App Finansim</text:p>
      <text:p text:style-name="P1">Márcio Teodoro</text:p>
      <text:p text:style-name="P1"/>
      <text:p text:style-name="P2">Objetivo da aplicação</text:p>
      <text:p text:style-name="P3">Facilitar o controle de gastos e resultados de uma empresa, que irá cadastrar seus setores, registrar seus números e ver relatórios sobre o estado financeiro atual da empresa.</text:p>
      <text:p text:style-name="P3"/>
      <text:p text:style-name="P4">Requisitos</text:p>
      <text:list text:style-name="L1">
        <text:list-item>
          <text:p text:style-name="P5">Permitir o cadastro e a remoção de setores da empresa através de uma lista preexistente.</text:p>
        </text:list-item>
        <text:list-item>
          <text:p text:style-name="P5">Permitir o cadastro, edição e remoção de dados do setor predefinidos, como número de vendas, colaboradores etc.</text:p>
        </text:list-item>
        <text:list-item>
          <text:p text:style-name="P5">Exibir relatórios, no formato de listas, dos dados dos setores, com os valores divididos por mês, e com as contagens finais também sendo exibidas.</text:p>
        </text:list-item>
        <text:list-item>
          <text:p text:style-name="P5">Divisão dos relatórios em três categorias principais, cada uma em sua tela: Vendas, Compras e Pagamento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00:02:57.193052779</meta:creation-date>
    <dc:date>2024-09-03T00:27:53.520339959</dc:date>
    <meta:editing-duration>PT16M34S</meta:editing-duration>
    <meta:editing-cycles>2</meta:editing-cycles>
    <meta:generator>LibreOffice/24.8.0.3$Linux_X86_64 LibreOffice_project/0bdf1299c94fe897b119f97f3c613e9dca6be583</meta:generator>
    <meta:document-statistic meta:table-count="0" meta:image-count="0" meta:object-count="0" meta:page-count="1" meta:paragraph-count="9" meta:word-count="116" meta:character-count="728" meta:non-whitespace-character-count="624"/>
  </office:meta>
</office:document-meta>
</file>